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3" draw:text-style-name="P4" draw:layer="layout" svg:width="1.524cm" svg:height="1.397cm" svg:x="5.106cm" svg:y="4.6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2" draw:text-style-name="P3" draw:layer="layout" svg:width="1.524cm" svg:height="1.397cm" svg:x="2.807cm" svg:y="7.0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6:11:56.687696096</dc:date>
    <meta:editing-duration>PT17H15M23S</meta:editing-duration>
    <meta:editing-cycles>29</meta:editing-cycles>
    <meta:generator>LibreOffice/6.0.7.3$Linux_X86_64 LibreOffice_project/00m0$Build-3</meta:generator>
    <meta:document-statistic meta:object-count="17"/>
  </office:meta>
</office:document-meta>
</file>